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aafdf" officeooo:paragraph-rsid="000aafdf"/>
    </style:style>
    <style:style style:name="P2" style:family="paragraph" style:parent-style-name="Text_20_body">
      <style:text-properties officeooo:rsid="000cc81f" officeooo:paragraph-rsid="000ff63f"/>
    </style:style>
    <style:style style:name="P3" style:family="paragraph" style:parent-style-name="Text_20_body" style:list-style-name="L1"/>
    <style:style style:name="P4" style:family="paragraph" style:parent-style-name="Text_20_body" style:list-style-name="L2">
      <style:text-properties officeooo:rsid="000ff63f" officeooo:paragraph-rsid="000ff63f"/>
    </style:style>
    <style:style style:name="P5" style:family="paragraph" style:parent-style-name="Text_20_body">
      <style:text-properties officeooo:paragraph-rsid="000ff63f"/>
    </style:style>
    <style:style style:name="P6" style:family="paragraph" style:parent-style-name="Text_20_body">
      <style:text-properties officeooo:rsid="00122022" officeooo:paragraph-rsid="00122022"/>
    </style:style>
    <style:style style:name="P7" style:family="paragraph" style:parent-style-name="Text_20_body">
      <style:text-properties officeooo:rsid="00124219" officeooo:paragraph-rsid="00124219"/>
    </style:style>
    <style:style style:name="P8" style:family="paragraph" style:parent-style-name="Text_20_body" style:list-style-name="L2">
      <style:text-properties officeooo:rsid="0013456d" officeooo:paragraph-rsid="0013456d"/>
    </style:style>
    <style:style style:name="P9" style:family="paragraph" style:parent-style-name="Text_20_body">
      <style:text-properties officeooo:rsid="00160817" officeooo:paragraph-rsid="00160817"/>
    </style:style>
    <style:style style:name="P10" style:family="paragraph" style:parent-style-name="Text_20_body">
      <style:text-properties officeooo:rsid="001b4953" officeooo:paragraph-rsid="001b4953"/>
    </style:style>
    <style:style style:name="P11" style:family="paragraph" style:parent-style-name="Text_20_body">
      <style:text-properties officeooo:rsid="001b4953" officeooo:paragraph-rsid="0021837e"/>
    </style:style>
    <style:style style:name="P12" style:family="paragraph" style:parent-style-name="Text_20_body">
      <style:text-properties officeooo:rsid="001c2282" officeooo:paragraph-rsid="001c2282"/>
    </style:style>
    <style:style style:name="P13" style:family="paragraph" style:parent-style-name="Text_20_body">
      <style:text-properties officeooo:rsid="001c2282" officeooo:paragraph-rsid="002a2a20"/>
    </style:style>
    <style:style style:name="P14" style:family="paragraph" style:parent-style-name="Text_20_body">
      <style:text-properties officeooo:rsid="001c2282" officeooo:paragraph-rsid="002c6050"/>
    </style:style>
    <style:style style:name="P15" style:family="paragraph" style:parent-style-name="Text_20_body">
      <style:text-properties officeooo:rsid="001c3865" officeooo:paragraph-rsid="001f56f9"/>
    </style:style>
    <style:style style:name="P16" style:family="paragraph" style:parent-style-name="Text_20_body">
      <style:text-properties officeooo:rsid="0021837e" officeooo:paragraph-rsid="0021837e"/>
    </style:style>
    <style:style style:name="P17" style:family="paragraph" style:parent-style-name="Text_20_body">
      <style:text-properties officeooo:rsid="002414cf" officeooo:paragraph-rsid="002414cf"/>
    </style:style>
    <style:style style:name="P18" style:family="paragraph" style:parent-style-name="Text_20_body" style:list-style-name="L3">
      <style:text-properties officeooo:paragraph-rsid="0024c85a"/>
    </style:style>
    <style:style style:name="P19" style:family="paragraph" style:parent-style-name="Text_20_body">
      <style:text-properties officeooo:rsid="0024c85a" officeooo:paragraph-rsid="0024c85a"/>
    </style:style>
    <style:style style:name="P20" style:family="paragraph" style:parent-style-name="Text_20_body">
      <style:text-properties officeooo:rsid="002672bf" officeooo:paragraph-rsid="002672bf"/>
    </style:style>
    <style:style style:name="P21" style:family="paragraph" style:parent-style-name="Text_20_body">
      <style:text-properties officeooo:rsid="0027c1a5" officeooo:paragraph-rsid="0027c1a5"/>
    </style:style>
    <style:style style:name="P22" style:family="paragraph" style:parent-style-name="Text_20_body">
      <style:text-properties officeooo:rsid="0027c1a5" officeooo:paragraph-rsid="0028c758"/>
    </style:style>
    <style:style style:name="P23" style:family="paragraph" style:parent-style-name="Text_20_body">
      <style:text-properties officeooo:rsid="002e27a6" officeooo:paragraph-rsid="002e27a6"/>
    </style:style>
    <style:style style:name="P24" style:family="paragraph" style:parent-style-name="Text_20_body" style:list-style-name="L4">
      <style:text-properties officeooo:rsid="002e27a6" officeooo:paragraph-rsid="002e27a6"/>
    </style:style>
    <style:style style:name="P25" style:family="paragraph" style:parent-style-name="Text_20_body" style:list-style-name="L4">
      <style:text-properties officeooo:rsid="002fe718" officeooo:paragraph-rsid="002fe718"/>
    </style:style>
    <style:style style:name="P26" style:family="paragraph" style:parent-style-name="Text_20_body">
      <style:paragraph-properties fo:margin-left="1.251cm" fo:margin-right="0cm" fo:text-indent="0cm" style:auto-text-indent="false"/>
      <style:text-properties officeooo:rsid="001b4953" officeooo:paragraph-rsid="001c2282"/>
    </style:style>
    <style:style style:name="P27" style:family="paragraph" style:parent-style-name="Text_20_body">
      <style:paragraph-properties fo:margin-left="1.251cm" fo:margin-right="0cm" fo:text-indent="0cm" style:auto-text-indent="false"/>
      <style:text-properties officeooo:rsid="001c2282" officeooo:paragraph-rsid="002a2a20"/>
    </style:style>
    <style:style style:name="P28" style:family="paragraph" style:parent-style-name="Text_20_body">
      <style:paragraph-properties fo:margin-left="1.251cm" fo:margin-right="0cm" fo:text-indent="0cm" style:auto-text-indent="false"/>
      <style:text-properties officeooo:rsid="001c2282" officeooo:paragraph-rsid="002c6050"/>
    </style:style>
    <style:style style:name="P29" style:family="paragraph" style:parent-style-name="Text_20_body">
      <style:paragraph-properties fo:margin-left="1.251cm" fo:margin-right="0cm" fo:text-indent="0cm" style:auto-text-indent="false"/>
      <style:text-properties officeooo:rsid="0027c1a5" officeooo:paragraph-rsid="0027c1a5"/>
    </style:style>
    <style:style style:name="P30" style:family="paragraph" style:parent-style-name="Text_20_body">
      <style:paragraph-properties fo:margin-left="0cm" fo:margin-right="0cm" fo:text-indent="0cm" style:auto-text-indent="false"/>
      <style:text-properties officeooo:rsid="001b4953" officeooo:paragraph-rsid="001c2282"/>
    </style:style>
    <style:style style:name="P31" style:family="paragraph" style:parent-style-name="Heading_20_1">
      <style:text-properties officeooo:rsid="001a0fd4" officeooo:paragraph-rsid="001a0fd4"/>
    </style:style>
    <style:style style:name="T1" style:family="text">
      <style:text-properties officeooo:rsid="0007afed"/>
    </style:style>
    <style:style style:name="T2" style:family="text">
      <style:text-properties officeooo:rsid="00090011"/>
    </style:style>
    <style:style style:name="T3" style:family="text">
      <style:text-properties officeooo:rsid="000aafdf"/>
    </style:style>
    <style:style style:name="T4" style:family="text">
      <style:text-properties officeooo:rsid="000b4791"/>
    </style:style>
    <style:style style:name="T5" style:family="text">
      <style:text-properties officeooo:rsid="000cc81f"/>
    </style:style>
    <style:style style:name="T6" style:family="text">
      <style:text-properties officeooo:rsid="000ff63f"/>
    </style:style>
    <style:style style:name="T7" style:family="text">
      <style:text-properties officeooo:rsid="0013456d"/>
    </style:style>
    <style:style style:name="T8" style:family="text">
      <style:text-properties officeooo:rsid="00145394"/>
    </style:style>
    <style:style style:name="T9" style:family="text">
      <style:text-properties officeooo:rsid="00160817"/>
    </style:style>
    <style:style style:name="T10" style:family="text">
      <style:text-properties officeooo:rsid="0017e1a6"/>
    </style:style>
    <style:style style:name="T11" style:family="text">
      <style:text-properties officeooo:rsid="0018b4d7"/>
    </style:style>
    <style:style style:name="T12" style:family="text">
      <style:text-properties officeooo:rsid="001c2282"/>
    </style:style>
    <style:style style:name="T13" style:family="text">
      <style:text-properties officeooo:rsid="001f56f9"/>
    </style:style>
    <style:style style:name="T14" style:family="text">
      <style:text-properties officeooo:rsid="0021837e"/>
    </style:style>
    <style:style style:name="T15" style:family="text">
      <style:text-properties officeooo:rsid="002414cf"/>
    </style:style>
    <style:style style:name="T16" style:family="text">
      <style:text-properties officeooo:rsid="0024c85a"/>
    </style:style>
    <style:style style:name="T17" style:family="text">
      <style:text-properties officeooo:rsid="002839ca"/>
    </style:style>
    <style:style style:name="T18" style:family="text">
      <style:text-properties officeooo:rsid="0028c758"/>
    </style:style>
    <style:style style:name="T19" style:family="text">
      <style:text-properties officeooo:rsid="002a2a20"/>
    </style:style>
    <style:style style:name="T20" style:family="text">
      <style:text-properties officeooo:rsid="002be7ba"/>
    </style:style>
    <style:style style:name="T21" style:family="text">
      <style:text-properties officeooo:rsid="002c6050"/>
    </style:style>
    <style:style style:name="T22" style:family="text">
      <style:text-properties officeooo:rsid="002cab5a"/>
    </style:style>
    <style:style style:name="T23" style:family="text">
      <style:text-properties officeooo:rsid="002fe71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vement in RepRapFirmware</text:p>
      <text:h text:style-name="P31" text:outline-level="1">Overview</text:h>
      <text:h text:style-name="Heading_20_2" text:outline-level="2">Initial processing</text:h>
      <text:p text:style-name="Text_20_body">G0, G1, G2 and G3 <text:span text:style-name="T2">commands are parsed and</text:span> turned into a sequence of <text:span text:style-name="T2">basic moves which are stored in the move buffer within the Gcodes class. Each basic move is a linear move or an arc move.</text:span></text:p>
      <text:h text:style-name="Heading_20_2" text:outline-level="2">Fetching and segmentation</text:h>
      <text:p text:style-name="Text_20_body">The Move class calls the ReadMove method in class GCodes to fetch primitive moves. <text:span text:style-name="T1">This may involve segmentation, which is done if </text:span>any<text:span text:style-name="T1"> of the following is true:</text:span></text:p>
      <text:list xml:id="list1005670673" text:style-name="L1">
        <text:list-item>
          <text:p text:style-name="P3">The kinematics flags segmentation as being required. This will always be the case for nonlinear kinematics except for delta kinematics. In RRF 3.3 even linear and delta kinematics can be segmented if desired, for example to support pausing earlier.</text:p>
        </text:list-item>
        <text:list-item>
          <text:p text:style-name="P3">G2 and G3 moves are always segmented <text:span text:style-name="T11">into short linear moves</text:span>.</text:p>
        </text:list-item>
        <text:list-item>
          <text:p text:style-name="P3">Bed compensation is in use. In this case, moves will be divided into segments of size similar to the mesh spacing, unless they are already smaller.</text:p>
        </text:list-item>
      </text:list>
      <text:h text:style-name="Heading_20_2" text:outline-level="2">Queueing and lookahead</text:h>
      <text:p text:style-name="P5">Primitive moves read by the Move class are put into the Move queue. <text:span text:style-name="T3">Each entry in the move queue is represented by a DDA.</text:span> <text:span text:style-name="T6">Each DDA describes acceleration, steady speed, and deceleration phases of a movement</text:span></text:p>
      <text:p text:style-name="P5">When a <text:span text:style-name="T3">DDA</text:span> is added, its end speed is set to zero in case it is the last move. Then the system computes the maximum ending speed of the <text:span text:style-name="T3">DDA</text:span>, which is limited either by the configured acceleration and the move length, or by the maximum configured movement speed. It increases the speed of the previous move if possible in order to match this speed. This will only be possible if the previous <text:span text:style-name="T3">DDA</text:span> has a deceleration segment. If the previous <text:span text:style-name="T3">DDA</text:span> was a pure deceleration move then it may also be possible to increase the ending speed of that <text:span text:style-name="T3">DDA</text:span>; and so on.</text:p>
      <text:h text:style-name="Heading_20_2" text:outline-level="2">Preparation</text:h>
      <text:p text:style-name="P1">A short while before <text:span text:style-name="T4">the <text:s/>movement described by a</text:span> <text:span text:style-name="T4">DDA</text:span> is due to start, and after preparing all previous <text:span text:style-name="T4">DDAs</text:span> in the queue, a <text:span text:style-name="T4">DDA is</text:span> prepared for execution. Once a <text:span text:style-name="T4">DDA</text:span> has been prepared, it cannot be altered, except that it may be possible to apply babystepping to it.</text:p>
      <text:p text:style-name="P2">To prepare a DDA:</text:p>
      <text:list xml:id="list200490657" text:style-name="L2">
        <text:list-item>
          <text:p text:style-name="P4">The acceleration and deceleration phases of the move (if present) are planned by applying input shaping. This may split each acceleration or deceleration phase into multiple segments with different accelerations.</text:p>
        </text:list-item>
        <text:list-item>
          <text:p text:style-name="P4"><text:soft-page-break/>A linked list of MoveSegment objects is attached to each DDA. Each one describes (in Cartesian space always) an acceleration segment, the optional single steady speed segment, or a deceleration segment.</text:p>
        </text:list-item>
        <text:list-item>
          <text:p text:style-name="P4">A<text:span text:style-name="T5"> DM is attached to it for each set of local drives that corresponds to a single machine axis or extruder (a delta tower is an example of a machine axis). </text:span>Each DM points to the first MoveSegment.</text:p>
        </text:list-item>
        <text:list-item>
          <text:p text:style-name="P4">Parameters are stored in the DM to facilitate step time calculation. Some of these parameters depend on the type of move, which is one of: Linear move (e.g. Cartesian machine axis), Delta move (i.e. delta printer tower), or <text:s/>Linear move with Pressure Advance (i.e. extruder).</text:p>
        </text:list-item>
        <text:list-item>
          <text:p text:style-name="P4">For each DM the total number of steps, initial direction, and time of the first step measured f<text:span text:style-name="T7">ro</text:span>m the move start time are calculated</text:p>
        </text:list-item>
        <text:list-item>
          <text:p text:style-name="P4">The DMs are then attached to the DDA as a linked list in step-time order (earliest step first).</text:p>
        </text:list-item>
        <text:list-item>
          <text:p text:style-name="P8">For drives moving that are attached via CAN, DMs are not created, instead the movement details are stored in CAN buffers (normally one <text:s/>bufferper CAN address that has a moving drive). When preparation of the move is complete, these CAN buffers are transmitted, <text:span text:style-name="T8">along with the time at which the move is due to start</text:span>.</text:p>
        </text:list-item>
      </text:list>
      <text:h text:style-name="Heading_20_2" text:outline-level="2">Execution</text:h>
      <text:p text:style-name="P6">When a move becomes due for execution, its actual start time is recorded in the DDA. For each DM, the drive<text:span text:style-name="T9">r</text:span> direction is set to the required direction for the first step. Then an interrupt is scheduled for the time at which the first step is required, as indicated in the first DM in the linked list.</text:p>
      <text:p text:style-name="P7">When the interrupt occurs, the ISR iterates through the DMs at the start of the linked list to identify the ones for which a step is due or almost due. It then generates steps for those drivers. During the step-high time it calculates for each of those DMs when the next step is due, and <text:span text:style-name="T9">re-</text:span>inserts them in the correct place in the linked list so as to keep the <text:span text:style-name="T9">list</text:span> in step-time order. Any DMs for which no further steps are due are moved to a separate linked list <text:span text:style-name="T9">attached to the DDA</text:span>. <text:span text:style-name="T7">Then it schedules the next interrupt according to the time indicated in the DM now at the head of the main list. If there are no active DMs left, it schedules the next move to start at the time at which the current move should finish.</text:span></text:p>
      <text:h text:style-name="Heading_20_2" text:outline-level="2">Recycling</text:h>
      <text:p text:style-name="P9">The Move task goes works through the completed DDAs. For each one it examines the DMs (which are now all in the completed list) for errors that need to be reported, then recycles the DMs. <text:span text:style-name="T10">The DDA is then free to be re-used for another incoming move.</text:span></text:p>
      <text:h text:style-name="Heading_20_1" text:outline-level="1">Move segments</text:h>
      <text:h text:style-name="Heading_20_2" text:outline-level="2">Purpose</text:h>
      <text:p text:style-name="P16">The purpose of a move segment is to represent a constant-acceleration part of a move. When input shaping is not being used, or DAA is being used, the most general type of move has one <text:soft-page-break/>acceleration segment, one steady speed segment, and one deceleration segment. Some moves have only one or two of these segments.</text:p>
      <text:p text:style-name="P10"><text:span text:style-name="T14">When input shaping is used, each acceleration or deceleration segment is split into two to or more phases: two for ZV, three for ZVD, and four for ZVDD or EI2. This means that w</text:span>hen using EI2 or ZVDD input shaping, there may be up to <text:span text:style-name="T14">9</text:span> move segments per DDA. Therefore the MoveSegment records are kept short and shared between all DMs.</text:p>
      <text:p text:style-name="P11"><text:span text:style-name="T14">The MoveSegment is designed to make it easy to compute the time at which a given fraction of the move has been completed. From this, the times of step pulses can be computed.</text:span></text:p>
      <text:p text:style-name="P11"><text:span text:style-name="T14">During an acceleration or deceleration segment, the</text:span> calculation of <text:span text:style-name="T12">the time at which a specified fraction of the move will be complete</text:span> is the solution <text:span text:style-name="T12">of this</text:span> quadratic equation:</text:p>
      <text:p text:style-name="P26"><text:span text:style-name="T19">(s - s0) = u*(t - t_start) + 0.5*a*(t - t_start)t^2</text:span></text:p>
      <text:p text:style-name="P30"><text:span text:style-name="T12">If we write s = d * move_fraction (where d is the total length of the move) and s0 = d * initial_move_fraction, it is therefore of this form:</text:span></text:p>
      <text:p text:style-name="P26">t = sqrt(<text:span text:style-name="T12">A + B * move_fraction) + C</text:span></text:p>
      <text:p text:style-name="P13"><text:span text:style-name="T19">where:</text:span></text:p>
      <text:p text:style-name="P27"><text:span text:style-name="T19">A = (u/a)^2 – B * initial_move_fraction<text:line-break/>B = 2 * d/a<text:line-break/>C = u/a + t_start.</text:span></text:p>
      <text:p text:style-name="P13">The MoveSegment record holds the constants A, B and C along with the fraction of the total distance at which this segment ends.</text:p>
      <text:p text:style-name="P12">For a linear segment the equation is:</text:p>
      <text:p text:style-name="P12"><text:span text:style-name="T20">(</text:span>s - <text:span text:style-name="T20">s0)</text:span> = u*<text:span text:style-name="T19">(</text:span>t - <text:span text:style-name="T19">t_start)</text:span></text:p>
      <text:p text:style-name="P12">and the solution is of the form:</text:p>
      <text:p text:style-name="P12">t = B * move_<text:span text:style-name="T19">f</text:span>raction + C</text:p>
      <text:p text:style-name="P14"><text:span text:style-name="T19">where:</text:span></text:p>
      <text:p text:style-name="P28"><text:span text:style-name="T19">B = d/a<text:line-break/>C = t_start – B * initial_move_fraction.</text:span></text:p>
      <text:p text:style-name="P13">In this case the MoveSegment stores constants B and C and once again the fraction of the total distance at which this segment ends. It also stores a flag to identify this as a linear segment.</text:p>
      <text:p text:style-name="P12">The fraction of the total move at which a segment starts is found from the ending distance fraction of the previous segment if there is one, and is zero for the first segment.</text:p>
      <text:p text:style-name="P15"><text:span text:style-name="T13">I</text:span>f the MCU has floating point hardware <text:span text:style-name="T13">then a</text:span>ll calculations are done in floating point arithmetic. The main reason for this is that the ARM M4F and M7 processors have a fast floating point square root instruction <text:span text:style-name="T13">taking 14 clock cycles</text:span>. Computing integer square roots takes much longer, even with the optimised integer square root function in RRFLibraries, <text:span text:style-name="T13">especially as we usually need to use more than 32 bits because of the variation in printer size/resolution</text:span>.</text:p>
      <text:h text:style-name="Heading_20_2" text:outline-level="2"><text:soft-page-break/>Computing step pulse times</text:h>
      <text:h text:style-name="Heading_20_3" text:outline-level="3">Linear motion</text:h>
      <text:p text:style-name="P17">This is the simplest case. The total steps needed for the entire move is recorded in the DM. To calculate the time of the next step, the firmware computes the corresponding movement fraction, which is (next_step_number/total_steps). Then it uses the current MoveSegment to compute the corresponding time since the start of the move.</text:p>
      <text:p text:style-name="P17">To keep track of when to switch to the next MoveSegment, when starting a new one it precomputes the step number at which a switch to the next MoveSegmennt is needed, and stores this value in the DM.</text:p>
      <text:h text:style-name="Heading_20_3" text:outline-level="3">Delta motion</text:h>
      <text:p text:style-name="P17">Step times for <text:span text:style-name="T16">the</text:span> motion <text:span text:style-name="T16">of a carriage on a delta tower </text:span>are computed in two phases:</text:p>
      <text:list xml:id="list2901327236" text:style-name="L3">
        <text:list-item>
          <text:p text:style-name="P18"><text:span text:style-name="T15">Compute the fraction of the move that will be complete when the next step is due. This is the solution to a quadratic equation.</text:span></text:p>
        </text:list-item>
        <text:list-item>
          <text:p text:style-name="P18"><text:span text:style-name="T15">Use the current MoveSegment to compute the step time from that fraction.</text:span></text:p>
        </text:list-item>
      </text:list>
      <text:p text:style-name="P19">A complication is that for some moves, the carriage moves first up and then down. In such cases there will be a reversal within a segment or possibly at a segment boundary. When starting a new MoveSegment, the firmware checks whether a reversal occurs within the segment, and if so sets a flag and stores the step number at which the reversal starts.</text:p>
      <text:p text:style-name="P20">An alternative mechanism would be to check whether the operand of the square root in the solution to the quadratic equation is negative, signalling that reversal is needed.</text:p>
      <text:h text:style-name="Heading_20_3" text:outline-level="3">Extruder motion with pressure advance</text:h>
      <text:p text:style-name="P20">This is probably the most complicated case. <text:span text:style-name="T22">Using quadratic pressure advance, the extrusion distance is modified as follows:</text:span></text:p>
      <text:p text:style-name="P29">e’ = e + k1*(v-u) + k2*(v-u)^2</text:p>
      <text:p text:style-name="P21">where <text:span text:style-name="T21">e is the requested extrusion at the nozzle, e’ is the required motion at the extruder,</text:span> u is the requested extrusion <text:span text:style-name="T22">speed</text:span> at the <text:span text:style-name="T22">nozzle</text:span> start of the move, and v is the instantaneous requested extrusion <text:span text:style-name="T22">speed at the nozzle</text:span>. <text:span text:style-name="T22">Constant k2 is zero for linear pressure advance. </text:span>The total extrusion distance <text:span text:style-name="T17">(and hence the net number of steps taken)</text:span> is also modified according to the above formula, substituting the ending requested extrusion velocity for v.</text:p>
      <text:p text:style-name="P23">The motion equations are the same as for linear motion, except that the ABC constants are changed and a deceleration segment may reverse. There are a few options:</text:p>
      <text:list xml:id="list1652390024" text:style-name="L4">
        <text:list-item>
          <text:p text:style-name="P24">Use different MoveSegment objects for extruders, each one containing the correct constants for that extruder according to the pressure advance for that extruder. Multiple extruders using the same pressure advance values could share MoveSegment objects. Extruders using no pressure advance could share the axis MoveSegments.</text:p>
        </text:list-item>
        <text:list-item>
          <text:p text:style-name="P24">As #1 but don’t apply input shaping to extruder movements. This means that extruder motion will not track axis motion precisely during acceleration and deceleration segments; <text:soft-page-break/>but it will use many fewer MoveSegment objects in systems with mixing extruders. Does it matter if the acceleration profile is not matched?</text:p>
        </text:list-item>
        <text:list-item>
          <text:p text:style-name="P24">Convert the extrusion at the next step <text:span text:style-name="T23">into distance fraction and use the common MoveSegments to work out the time. To do the conversion, first subtract the extra extrusion done at the start of the segment. This amount can be computed and stored in the DM when the segment is started. Then for an acceleration segment, we need to take account of the additional speed. Unfortunately this is not simple.</text:span></text:p>
        </text:list-item>
        <text:list-item>
          <text:p text:style-name="P25">Compute corrections to the A, B and C values in the MoveSegment and use those corrected values in the step time calculation. The new ABC values for the current segment can be stored in the DM. This looks like a reasonable option if the ABC values stored in the MoveSegment plus the pressure advance constants and extruder move fraction are all we need to compute the corrected values.</text:p>
        </text:list-item>
      </text:list>
      <text:p text:style-name="P22">The linear segment (if any) is <text:span text:style-name="T17">the same</text:span> <text:span text:style-name="T17">as in the Linear case apart from the relationship between step number and distance mov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9T15:17:32.036000000</meta:creation-date>
    <dc:date>2021-04-09T18:00:24.195000000</dc:date>
    <meta:editing-duration>P11DT1H47M12S</meta:editing-duration>
    <meta:editing-cycles>37</meta:editing-cycles>
    <meta:generator>LibreOffice/6.2.3.2$Windows_X86_64 LibreOffice_project/aecc05fe267cc68dde00352a451aa867b3b546ac</meta:generator>
    <meta:document-statistic meta:table-count="0" meta:image-count="0" meta:object-count="0" meta:page-count="5" meta:paragraph-count="68" meta:word-count="1939" meta:character-count="10896" meta:non-whitespace-character-count="9036"/>
  </office:meta>
</office:document-meta>
</file>